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7?]</text:p>
      <text:p text:style-name="P2">Month<text:tab/><text:tab/><text:tab/><text:tab/><text:tab/><text:tab/></text:p>
      <text:p text:style-name="P2">Year<text:tab/><text:tab/><text:tab/><text:tab/><text:tab/><text:tab/>[1887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oritz Loeb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rinted copy of this sermon can be found in the Sabato Morais ledger, page 460-460c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No sensible person should boast simply because he has/ derived his extraction from a worthy parentage, but to/ those who follow in the wake of an upright ancestry, the/ knowledge of such a descent must bring veritable pleasure./ <text:s/>We Israelites take special pride in the <text:span text:style-name="T2">righteous</text:span><text:span text:style-name="T3"> venerable deeds of the fathers, and/ recall them in our national prayers, when we exclaim: "Thou O God rememberest for our sake the </text:span><text:span text:style-name="T2">piety</text:span><text:span text:style-name="T3"> devotion of the patriarchs."/ <text:s/>I am aware that/ this circumstance has given rise to </text:span><text:span text:style-name="T2">a painful an unjust</text:span><text:span text:style-name="T3"> a charge painful to </text:span><text:span text:style-name="T2">my</text:span><text:span text:style-name="T3"> our feelings; to/ the accusation of our being an ostentatious and uncosmopo-/-litan race, unduly </text:span><text:span text:style-name="T2">always</text:span><text:span text:style-name="T3"> vaunting our lineage and </text:span><text:span text:style-name="T2">mission</text:span><text:span text:style-name="T3"> the nobility of our mission, but I bear with the false </text:span><text:span text:style-name="T2">accusation</text:span><text:span text:style-name="T3"> imputation and/ in spite thereof rejoice whenever I perceive that the virtues/ of our predecessors are wisely extolled by being practically cherished I mean, by a reproduction among their successors./ <text:s/>Now wishing to apply the sentiment which I have just expressed,/ I will say, that the offspring of Moritz Loeb may point/ with unfeigned satisfaction to the </text:span><text:span text:style-name="T2">life</text:span><text:span text:style-name="T3"> career of their aged father./ <text:s/>That he resided for a series of years in one locality, and suc-/-ceeded in winning public respect; that for several decades/ he conducted a </text:span><text:span text:style-name="T2">paper</text:span><text:span text:style-name="T3"> journal in a foreign language in English-speaking America/ and yet conciliated the good-will of the natives, </text:span><text:span text:style-name="T2">without</text:span><text:span text:style-name="T3"> regarding no susceptibilities, avoiding to offend</text:span><text:span text:style-name="T2">ing</text:span><text:span text:style-name="T3">/ those who differed from him in political principles; all of that must/ be regarded by his sons and daughters a cause for a well/ founded boast. <text:s/></text:span><text:span text:style-name="T2">For To</text:span><text:span text:style-name="T3"> So has </text:span><text:span text:style-name="T2">testified</text:span><text:span text:style-name="T3"> the daily press </text:span><text:span text:style-name="T2">and</text:span><text:span text:style-name="T3"> testified, and I have moreover learned that </text:span><text:span text:style-name="T2">in their</text:span><text:span text:style-name="T3">/ the bereaved </text:span><text:span text:style-name="T2">ment they grief, the</text:span><text:span text:style-name="T3"> </text:span><text:soft-page-break/><text:span text:style-name="T3">have been comforted by </text:span><text:span text:style-name="T2">the</text:span><text:span text:style-name="T3"> in their grief the assurances of/</text:span></text:p>
      <text:p text:style-name="P6"><text:span text:style-name="T3"/></text:p>
      <text:p text:style-name="P6"><text:span text:style-name="T3">[Page 2]</text:span></text:p>
      <text:p text:style-name="P8">of<text:span text:style-name="T3"> fraternal condolence from </text:span>distinguished<text:span text:style-name="T3"> men of distinction. <text:s/>But/ I, as a servant of Israel's God, direct their atten-/-tion to the path of </text:span>honor<text:span text:style-name="T3"> integrity pursued by the venerable de-/-ceased parent, as that which they must tread </text:span>upon<text:span text:style-name="T3">, in order/ to perpetuate the good name they have inherited and/ </text:span>continually<text:span text:style-name="T3"> rightly deserve the esteem of the community. <text:s/>I,/ confess that in my capacity, I experience </text:span>also<text:span text:style-name="T3"> a degree of gratification at counting/ among my senior colleagues, who taught sacred lore, a/ brother of the lamented departed Dr Henri Loeb, the emeritus </text:span>late<text:span text:style-name="T3"> Chief Rabbi in/ Belgium, </text:span>one<text:span text:style-name="T3"> of whose volumes of instruction, one which was translated/ in our vernacular, has long served as a text book in our/ </text:span>religious<text:span text:style-name="T3"> Sunday schools, together with a prayer which he composed for the closing of the religious exercises. <text:s/>Still pleasing as that may be also to the mourners, I contend that a soothing/ balm to the </text:span>wound<text:span text:style-name="T3"> bleeding sore, which the loss of a loving father </text:span>in-<text:span text:style-name="T3">/</text:span>-flicted<text:span text:style-name="T3"> created, </text:span>must be the truth enunciated<text:span text:style-name="T3"> is only the remedy indicated by our sages, namely,/ a life of virtue; for our own </text:span>virtuous<text:span text:style-name="T3"> actions are the genuine gold purchasing/ solace and a merited commendation. <text:s/>The </text:span>offspring<text:span text:style-name="T3"> progeny of Moritz Loeb/ will feel comforted by reflecting on the example received,/ and more so by determining to conform therewith. <text:s/>The/ daughters of the lamented Israelite</text:span>s<text:span text:style-name="T3">, having con-/-tracted conjugal duties, and being bound besides/ by the sacred ties of maternity, will naturally re-/cover </text:span>by the degrees [?]<text:span text:style-name="T3"> from the blow sustained sooner than their mother./</text:span></text:p>
      <text:p text:style-name="P8"><text:span text:style-name="T3"/></text:p>
      <text:p text:style-name="P8"><text:span text:style-name="T3">[Page 3]</text:span></text:p>
      <text:p text:style-name="P8"><text:span text:style-name="T3">It is the widow who calls therefore for my deepest sympathy./ <text:s/></text:span>True<text:span text:style-name="T3"> Correct as I believe the Rabbinical axiom </text:span>generally<text:span text:style-name="T3"> to/ be, that the absence of a wife is deplored most by her/ husband, I hold likewise that the demise of the latter/ is most keenly felt by the former. <text:s/>In the present/ instance the very fact that the deceased required the/ constant attention and solicitude of his life-compa-/-nion, will render his departure </text:span>more melancholy<text:span text:style-name="T3"> unutterably sad, for it will/ have occasioned a void, which robs home of its at-/-tractions and turns it very nigh</text:span>t<text:span text:style-name="T3"> into a solitude./ <text:s/>Human language must necessarily fail to procure relief/ to such a sorrow</text:span>s<text:span text:style-name="T3">. <text:s/>The promises of reason and faith,/ </text:span>will<text:span text:style-name="T3"> can assuage it and they will, I hope, afford the widow the </text:span>calm<text:span text:style-name="T3"> serenity of pious resignation. <text:s/></text:span>I<text:span text:style-name="T3">/ </text:span>hope,<text:span text:style-name="T3"> For she must realize that the mind once/ illumined with a bright understanding can never perish/ like </text:span>the senseless and<text:span text:style-name="T3"> material flesh. <text:s/>She must/ also have learned from Holy Writ that the spirit</text:span>s<text:span text:style-name="T3">/ sees not destruction, for it partakes of the essence/ of the all-spiritual God. <text:s/></text:span>Nevertheless<text:span text:style-name="T3"> But though so blissfully sustained, it is/ largely from those to whom she gave birth/ that the relict of our coreligionist Moritz Loeb,/ must </text:span>draw<text:span text:style-name="T3"> derive ceaseless comfort./</text:span></text:p>
      <text:p text:style-name="P8"><text:span text:style-name="T3"/></text:p>
      <text:p text:style-name="P8"><text:span text:style-name="T3">[Page 4]</text:span></text:p>
      <text:p text:style-name="P8"><text:span text:style-name="T3">They must </text:span>be brought<text:span text:style-name="T3"> draw closer still to their mother/ by a filial devotion which admits of no weariness./ <text:s/></text:span>They<text:span text:style-name="T3"> Sons and daughters must endeavour jointly to </text:span>render<text:span text:style-name="T3"> cheer the writer of/ her existence </text:span>cheerful though by<text:span text:style-name="T3"> with the warmth of an un-/abated affection. <text:s/>May they resolve to do </text:span>so<text:span text:style-name="T3"> and/ </text:span>merit<text:span text:style-name="T3"> become thereby the recipients of a celestial reward, experienced in this life and/ met in that world which has no end. <text:s/>And now let us/ pray that the depositing of the </text:span>one<text:span text:style-name="T3"> body of our fellow-believer into its final/ abode on the eve of the Sabbath, may </text:span>signify an be a prognostic of<text:span text:style-name="T3"> foreshadow/ </text:span>allotted Sabbath rest<text:span text:style-name="T3"> a repose where immortality reigns. <text:s/>May/ the qualities of the mind and of the heart which our/ departed brother exercised righteously, gain for him/ </text:span>consummate bliss, and may all his<text:span text:style-name="T3"> supreme </text:span>repose and<text:span text:style-name="T3"> beatitude. <text:s/>Oh Eternal. <text:s/>Let the shortcomings of thy servant as/ a man and an Israelite be hidden beneath the wings/ of </text:span>everlasting<text:span text:style-name="T3"> Thy unfailing mercy, even as it is written: "I, yea/ I blot out thy trespasses for my own sake, and/ thy sins I will remember no more," and as thy/ inspired psalmist has declared "The Lord is merciful/ and compassionate, slow to anger and plen-/teous in loving kindness." <text:s/>So may it be O/ Lord, our Universal Parent and Saviour!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22T10:20:43.38</meta:creation-date>
    <meta:document-statistic meta:table-count="0" meta:image-count="0" meta:object-count="0" meta:page-count="3" meta:paragraph-count="70" meta:word-count="1178" meta:character-count="7336"/>
    <dc:date>2012-10-22T11:09:34.21</dc:date>
    <dc:creator>Penn Libraries</dc:creator>
    <meta:editing-duration>PT00H00M12S</meta:editing-duration>
    <meta:editing-cycles>1</meta:editing-cycles>
    <meta:generator>OpenOffice.org/3.2$Win32 OpenOffice.org_project/320m12$Build-9483</meta:generator>
  </office:meta>
</office:document-meta>
</file>